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0.5pt" style:text-underline-style="none" fo:font-weight="normal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.5pt" fo:language="en" fo:country="GB" style:text-underline-style="none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.5pt" style:text-underline-style="none" fo:font-weight="normal" style:font-size-asian="10.5pt" style:font-weight-asian="normal" style:font-size-complex="10.5pt" style:font-weight-complex="norma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3"><text:date style:data-style-name="N36" text:date-value="2007-08-27T08:48:08.59">27/08/2007</text:date></text:p>
      <text:p text:style-name="P4"/>
      <text:p text:style-name="P5">Vaccination Reminder</text:p>
      <text:p text:style-name="P6">Dear <text:user-field-get text:name="ownerName">[party:getPartyFullName(party:getPatientOwner(openvpms:get(.,'patient.entity')))]</text:user-field-get>,</text:p>
      <text:p text:style-name="P6"/>
      <text:p text:style-name="P6"><text:s text:c="2"/>It will soon be 12 months since <text:user-field-get text:name="patientName">patient.entity.name</text:user-field-get> was vaccinated and we would like to remind you of the importance of maintaining current immunisation status.</text:p>
      <text:p text:style-name="P6"/>
      <text:p text:style-name="P6"><text:s text:c="2"/>Feline enteritis and cat flu vaccinations should be given every year for life. <text:s/>All vaccinations include a full examination and present an opportunity to discuss any health matters with the veterinarian.</text:p>
      <text:p text:style-name="P6"/>
      <text:p text:style-name="P6"><text:s text:c="2"/>Please disregard this letter if you have already attended to this matter or notify us if you believe our records are incorrect.</text:p>
      <text:p text:style-name="P6"/>
      <text:p text:style-name="P6"><text:s text:c="2"/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1.7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27T08:48:08</dc:date>
    <dc:language>en-US</dc:language>
    <meta:editing-cycles>49</meta:editing-cycles>
    <meta:editing-duration>PT9H34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82" meta:character-count="520"/>
  </office:meta>
</office:document-meta>
</file>